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cm" fo:min-width="12.9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2cm" fo:min-width="8.2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0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cm" fo:min-width="3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9.4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2.099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25cm" fo:min-width="1.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3.09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45cm" svg:height="6.25cm" svg:x="2.55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5cm" svg:height="12.2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.5cm" svg:x="3.25cm" svg:y="3.2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.5cm" svg:x="4.25cm" svg:y="3.2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.5cm" svg:x="5.25cm" svg:y="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.5cm" svg:x="6.25cm" svg:y="3.2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.5cm" svg:x="7.25cm" svg:y="3.2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0.5cm" svg:x="6.5cm" svg:y="9cm">
          <text:p text:style-name="P2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0.5cm" svg:x="4.85cm" svg:y="10.75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5cm" svg:x="5cm" svg:y="12.25cm">
          <text:p text:style-name="P2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5cm" svg:x="7.75cm" svg:y="12.25cm">
          <text:p text:style-name="P2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3.25cm" svg:y="13.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3.75cm" svg:y="13.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5.25cm" svg:y="13.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5.75cm" svg:y="13.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6.25cm" svg:y="13.7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6.75cm" svg:y="13.7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7.25cm" svg:y="13.7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7.25cm" svg:height="9.731cm" svg:x="12.25cm" svg:y="4.441cm">
          <draw:text-box>
            <text:p><text:span text:style-name="T1">A – Display 0</text:span></text:p>
            <text:p text:style-name="P4"><text:span text:style-name="T1">B – Display 1</text:span></text:p>
            <text:p text:style-name="P4"><text:span text:style-name="T1">C – Display 2</text:span></text:p>
            <text:p text:style-name="P4"><text:span text:style-name="T1">D – Display 3</text:span></text:p>
            <text:p text:style-name="P4"><text:span text:style-name="T1">E – Display 4</text:span></text:p>
            <text:p text:style-name="P4"><text:span text:style-name="T1">F – Switches/LED 7-4</text:span></text:p>
            <text:p text:style-name="P4"><text:span text:style-name="T1">G – Switches/LED 3-0 Ground</text:span></text:p>
            <text:p text:style-name="P4"><text:span text:style-name="T1">H – Numpad 4x4</text:span></text:p>
            <text:p text:style-name="P4"><text:span text:style-name="T1">I – Encoder 0</text:span></text:p>
            <text:p text:style-name="P4"><text:span text:style-name="T1">J – Encoder 1</text:span></text:p>
            <text:p text:style-name="P4"><text:span text:style-name="T2"/></text:p>
            <text:p text:style-name="P4"><text:span text:style-name="T2">1</text:span><text:span text:style-name="T1"> – +12 Volt In</text:span></text:p>
            <text:p text:style-name="P4"><text:span text:style-name="T2">2</text:span><text:span text:style-name="T1"> – Ground</text:span></text:p>
            <text:p text:style-name="P4"><text:span text:style-name="T1"/></text:p>
            <text:p text:style-name="P4"><text:span text:style-name="T2">3 – </text:span><text:span text:style-name="T1">+12 Volt Out</text:span></text:p>
            <text:p text:style-name="P4"><text:span text:style-name="T2">4 – </text:span><text:span text:style-name="T1">+5 Volt Out</text:span></text:p>
            <text:p text:style-name="P4"><text:span text:style-name="T2">5 – </text:span><text:span text:style-name="T1">Ground</text:span></text:p>
            <text:p text:style-name="P4"><text:span text:style-name="T2">6</text:span><text:span text:style-name="T1"> – Bus Rx</text:span></text:p>
            <text:p text:style-name="P4"><text:span text:style-name="T2">7 – </text:span><text:span text:style-name="T1">Bus Tx</text:span></text:p>
          </draw:text-box>
        </draw:frame>
        <draw:custom-shape draw:style-name="gr7" draw:text-style-name="P3" draw:layer="layout" svg:width="0.5cm" svg:height="0.5cm" svg:x="3.75cm" svg:y="13.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5cm" svg:height="0.878cm" svg:x="1.5cm" svg:y="1.25cm">
          <draw:text-box>
            <text:p><text:span text:style-name="T3">Encoder Display</text:span></text:p>
          </draw:text-box>
        </draw:frame>
        <draw:frame draw:style-name="gr9" draw:text-style-name="P6" draw:layer="layout" svg:width="5.5cm" svg:height="0.878cm" svg:x="1.5cm" svg:y="16.45cm">
          <draw:text-box>
            <text:p><text:span text:style-name="T3">Encoder Interface</text:span></text:p>
          </draw:text-box>
        </draw:frame>
        <draw:custom-shape draw:style-name="gr3" draw:text-style-name="P3" draw:layer="layout" svg:width="0.5cm" svg:height="2.5cm" svg:x="11.95cm" svg:y="19.9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.5cm" svg:x="14.85cm" svg:y="19.9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cm" svg:height="2.349cm" svg:x="8.35cm" svg:y="24.951cm">
          <draw:text-box>
            <text:p text:style-name="P4"><text:span text:style-name="T2">A – </text:span><text:span text:style-name="T1">+5 Volt Out</text:span></text:p>
            <text:p text:style-name="P4"><text:span text:style-name="T2">B – </text:span><text:span text:style-name="T1">+12 Volt Out</text:span></text:p>
            <text:p text:style-name="P4"><text:span text:style-name="T2">C – Ground</text:span></text:p>
          </draw:text-box>
        </draw:frame>
        <draw:custom-shape draw:style-name="gr11" draw:text-style-name="P3" draw:layer="layout" svg:width="2.4cm" svg:height="0.5cm" svg:x="6.45cm" svg:y="23.25cm">
          <text:p text:style-name="P2"><text:span text:style-name="T1">In 10-1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3cm" svg:y="23.2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3.5cm" svg:y="23.2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4cm" svg:y="23.2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4.5cm" svg:y="23.2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5cm" svg:y="23.2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0.5cm" svg:x="4.5cm" svg:y="9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6cm" svg:y="2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0.5cm" svg:x="9.75cm" svg:y="23.25cm">
          <text:p text:style-name="P2"><text:span text:style-name="T1">In 13-15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9.3cm" svg:y="2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0.5cm" svg:x="13.05cm" svg:y="23.25cm">
          <text:p text:style-name="P2"><text:span text:style-name="T1">Out 1-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12.6cm" svg:y="23.2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0.5cm" svg:x="6.45cm" svg:y="18.65cm">
          <text:p text:style-name="P2"><text:span text:style-name="T1">In 1-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6cm" svg:y="18.6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0.5cm" svg:x="9.75cm" svg:y="18.65cm">
          <text:p text:style-name="P2"><text:span text:style-name="T1">In 4-6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9.3cm" svg:y="18.6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cm" svg:height="0.5cm" svg:x="13.05cm" svg:y="18.65cm">
          <text:p text:style-name="P2"><text:span text:style-name="T1">In 7-9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0.5cm" svg:x="12.6cm" svg:y="18.65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cm" svg:height="3.348cm" svg:x="4.15cm" svg:y="24.952cm">
          <draw:text-box>
            <text:p text:style-name="P4"><text:span text:style-name="T2">1 – </text:span><text:span text:style-name="T1">+12 Volt In</text:span></text:p>
            <text:p text:style-name="P4"><text:span text:style-name="T2">2 – </text:span><text:span text:style-name="T1">+5 Volt In</text:span></text:p>
            <text:p text:style-name="P4"><text:span text:style-name="T2">3 – </text:span><text:span text:style-name="T1">Ground</text:span></text:p>
            <text:p text:style-name="P4"><text:span text:style-name="T2">4</text:span><text:span text:style-name="T1"> – Bus Rx</text:span></text:p>
            <text:p text:style-name="P4"><text:span text:style-name="T2">5 – </text:span><text:span text:style-name="T1">Bus T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6T22:54:09.589000000</meta:creation-date>
    <dc:date>2023-08-19T04:54:58.622000000</dc:date>
    <meta:editing-duration>PT27M50S</meta:editing-duration>
    <meta:editing-cycles>9</meta:editing-cycles>
    <meta:generator>LibreOffice/7.3.6.2$Windows_X86_64 LibreOffice_project/c28ca90fd6e1a19e189fc16c05f8f8924961e12e</meta:generator>
    <meta:document-statistic meta:object-count="44"/>
  </office:meta>
</office:document-meta>
</file>